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SDirectory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SIndexInput.readInternal( byte [ ] b , int offset , int le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FSIndexOutput.flushBuffer( byte [ ] b , int offset , int 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SIndexOutput.setLength( long 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SDirectory.getDirectory( String path , boolean cre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SDirectory.getDirectory( File 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SDirectory.sync( String nam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7">
            <text:p text:style-name="Table_20_Contents">7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FSIndexInput.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SIndexInput.seekInternal( long posi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SDirectory.getDirectory(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SIndexOutput.clos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FSDirectory.deleteFile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SDirectory.touchFil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SDirectory.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SDirectory.getDirectory( File file , boolean creat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SDirectory.getDirectory( File file , LockFactory lockFactory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FSDirectory.FSDirectory( File path , LockFactory lock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SIndexInput.cl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SDirectory.fileExists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SIndexOutput.FSIndexOutput( File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SDirectory.createOutput(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SDirectory.FSDire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FSDirectory.fileLength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SDirectory.getLockID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FSDirectory.openInput( String name , int buffer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scriptor.cl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SIndexOutput.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SDirectory.get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SDirectory.openInput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SDirectory.init( File path , LockFactory lockFactory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4">
            <text:p text:style-name="Table_20_Contents">4</text:p>
          </table:table-cell>
          <table:table-cell office:value-type="float" office:value="40">
            <text:p text:style-name="Table_20_Contents">40</text:p>
          </table:table-cell>
        </table:table-row>
        <table:table-row>
          <table:table-cell office:value-type="string">
            <text:p text:style-name="Table_20_Contents">FSDirectory.renameFile( String from , String to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6">
            <text:p text:style-name="Table_20_Contents">6</text:p>
          </table:table-cell>
          <table:table-cell office:value-type="float" office:value="48">
            <text:p text:style-name="Table_20_Contents">48</text:p>
          </table:table-cell>
        </table:table-row>
        <table:table-row>
          <table:table-cell office:value-type="string">
            <text:p text:style-name="Table_20_Contents">FSDirectory.fileModified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SDirectory.setDisableLocks( boolean doDisableLock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SIndexInput.cl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SDirectory.create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FSDirectory.fileModified( File directory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SDirectory.getDirectory( String path , LockFactory lock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scriptor.Descriptor( File file , String m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SDirectory.clos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SDirectory.getCanonicalPath( File 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SDirectory.getDisableLock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SDirectory.createDir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FSIndexInput.FSIndexInput( File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SIndexInput.FSIndexInput( File path , int buffer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SIndexInput.isFDVal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scriptor.final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SIndexOutput.seek( long po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